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automatic-styles/>
  <office:body>
    <office:text>
      <text:p text:style-name="HeaderStyle">MEMORANDUM</text:p>
      <text:p/>
      <text:p text:style-name="NormalStyle"><text:span text:style-name="BoldStyle">TO: </text:span>Sarah Miller</text:p>
      <text:p text:style-name="NormalStyle"><text:span text:style-name="BoldStyle">FROM: </text:span>Human Resources Department</text:p>
      <text:p text:style-name="NormalStyle"><text:span text:style-name="BoldStyle">DATE: </text:span>July 09, 2025</text:p>
      <text:p text:style-name="NormalStyle"><text:span text:style-name="BoldStyle">SUBJECT: </text:span>Salary Increase Notification</text:p>
      <text:p/>
      <text:p>________________________________________________________________________________</text:p>
      <text:p/>
      <text:p text:style-name="NormalStyle">Dear Sarah Miller,</text:p>
      <text:p text:style-name="NormalStyle">We are pleased to inform you that your salary will be increased effective August 01, 2025. This adjustment reflects your valuable contributions to The Agent Company and our commitment to recognizing outstanding performance.</text:p>
      <text:p text:style-name="NormalStyle"><text:span text:style-name="BoldStyle">Employee Details:</text:span></text:p>
      <text:p text:style-name="NormalStyle"><text:span text:style-name="BoldStyle">Name: </text:span>Sarah Miller</text:p>
      <text:p text:style-name="NormalStyle"><text:span text:style-name="BoldStyle">Email: </text:span>sarahmiller@theagentcompany.com</text:p>
      <text:p text:style-name="NormalStyle"><text:span text:style-name="BoldStyle">Job Title: </text:span>Product Owner</text:p>
      <text:p text:style-name="NormalStyle"><text:span text:style-name="BoldStyle">Current Salary: </text:span>$95,000</text:p>
      <text:p text:style-name="NormalStyle"><text:span text:style-name="BoldStyle">New Salary: </text:span>$104,500</text:p>
      <text:p text:style-name="NormalStyle"><text:span text:style-name="BoldStyle">Percentage Increase: </text:span>11%</text:p>
      <text:p text:style-name="NormalStyle"><text:span text:style-name="BoldStyle">Assignment Start Date: </text:span>August 01, 2025</text:p>
      <text:p text:style-name="NormalStyle"><text:span text:style-name="BoldStyle">Assignment End Date: </text:span>December 31, 2026</text:p>
      <text:p/>
      <text:p text:style-name="NormalStyle">This salary increase will be reflected in your payroll starting from the effective date mentioned above. Please contact the Human Resources Department if you have any questions regarding this adjustment.</text:p>
      <text:p text:style-name="NormalStyle">Congratulations on this well-deserved recognition!</text:p>
      <text:p/>
      <text:p text:style-name="NormalStyle">Sincerely,</text:p>
      <text:p/>
      <text:p/>
      <text:p text:style-name="NormalStyle">Human Resources Department</text:p>
      <text:p text:style-name="NormalStyle">The Agent Company</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styles>
    <style:style style:name="HeaderStyle" style:family="paragraph" style:display-name="HeaderStyle">
      <style:paragraph-properties fo:text-align="center"/>
      <style:text-properties fo:font-weight="bold" fo:font-size="16pt"/>
    </style:style>
    <style:style style:name="BoldStyle" style:family="text" style:display-name="BoldStyle">
      <style:text-properties fo:font-weight="bold"/>
    </style:style>
    <style:style style:name="NormalStyle" style:family="paragraph" style:display-name="NormalStyle">
      <style:paragraph-properties fo:margin-bottom="0.2in"/>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